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ffffff"/>
    </style:style>
    <style:style style:name="ce2" style:family="table-cell" style:parent-style-name="Default">
      <style:table-cell-properties style:text-align-source="fix" style:repeat-content="false" fo:border="0.06pt solid #ffffff"/>
      <style:paragraph-properties fo:text-align="start" fo:margin-left="0mm"/>
    </style:style>
    <style:style style:name="ce3" style:family="table-cell" style:parent-style-name="Default">
      <style:table-cell-properties fo:background-color="#000033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00003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3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7">
      <style:table-cell-properties fo:background-color="#ffffff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 style:data-style-name="N107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000033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ce9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 table:number-columns-spanned="4" table:number-rows-spanned="1">
            <text:p>PERCEPTR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Média das métricas utilizadas com K-Fold Cross Validation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Acurácia</text:p>
          </table:table-cell>
          <table:table-cell table:style-name="ce6" office:value-type="string" calcext:value-type="string">
            <text:p>F1 Score</text:p>
          </table:table-cell>
          <table:table-cell table:style-name="ce6" office:value-type="string" calcext:value-type="string">
            <text:p>Precisão</text:p>
          </table:table-cell>
          <table:table-cell table:style-name="ce6" office:value-type="string" calcext:value-type="string">
            <text:p>Re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ado</text:p>
          </table:table-cell>
          <table:table-cell table:style-name="ce7" office:value-type="float" office:value="0.905" calcext:value-type="float">
            <text:p>0,905</text:p>
          </table:table-cell>
          <table:table-cell table:style-name="ce7" office:value-type="float" office:value="0.924" calcext:value-type="float">
            <text:p>0,924</text:p>
          </table:table-cell>
          <table:table-cell table:style-name="ce7" office:value-type="float" office:value="0.947" calcext:value-type="float">
            <text:p>0,947</text:p>
          </table:table-cell>
          <table:table-cell table:style-name="ce7" office:value-type="float" office:value="0.909" calcext:value-type="float">
            <text:p>0,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learn</text:p>
          </table:table-cell>
          <table:table-cell table:style-name="ce8" office:value-type="float" office:value="0.903" calcext:value-type="float">
            <text:p>0,903</text:p>
          </table:table-cell>
          <table:table-cell table:style-name="ce8" office:value-type="float" office:value="0.92" calcext:value-type="float">
            <text:p>0,920</text:p>
          </table:table-cell>
          <table:table-cell table:style-name="ce8" office:value-type="float" office:value="0.927" calcext:value-type="float">
            <text:p>0,927</text:p>
          </table:table-cell>
          <table:table-cell table:style-name="ce8" office:value-type="float" office:value="0.924" calcext:value-type="float">
            <text:p>0,9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9:30:36.958602478</meta:creation-date>
    <dc:date>2018-12-17T20:09:04.341472946</dc:date>
    <meta:editing-duration>PT25M37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